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fb18" officeooo:paragraph-rsid="000dfb18"/>
    </style:style>
    <style:style style:name="T1" style:family="text">
      <style:text-properties officeooo:rsid="000e8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 0<text:span text:style-name="T1">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1T09:24:30.030000000</dc:date>
    <meta:editing-duration>PT31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